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5989" officeooo:paragraph-rsid="00025989"/>
    </style:style>
    <style:style style:name="P2" style:family="paragraph" style:parent-style-name="Standard" style:list-style-name="L1">
      <style:text-properties officeooo:rsid="00025989" officeooo:paragraph-rsid="00025989"/>
    </style:style>
    <style:style style:name="P3" style:family="paragraph" style:parent-style-name="Standard">
      <style:text-properties officeooo:rsid="0003e467" officeooo:paragraph-rsid="0003e467"/>
    </style:style>
    <style:style style:name="T1" style:family="text">
      <style:text-properties officeooo:rsid="0003e467"/>
    </style:style>
    <style:style style:name="T2" style:family="text">
      <style:text-properties officeooo:rsid="0005ce4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was built to fulfil a need I had for an in-car music player.</text:p>
      <text:p text:style-name="P1"/>
      <text:p text:style-name="P1">It had to meet the following requirements:</text:p>
      <text:list xml:id="list2614098698886390646" text:style-name="L1">
        <text:list-item>
          <text:p text:style-name="P2">No modifications to the car, <text:span text:style-name="T1">use only existing connections</text:span></text:p>
        </text:list-item>
        <text:list-item>
          <text:p text:style-name="P2">Small, easy to hide</text:p>
        </text:list-item>
        <text:list-item>
          <text:p text:style-name="P2">Low power</text:p>
        </text:list-item>
        <text:list-item>
          <text:p text:style-name="P2">Connect to the factory head unit’s AUX in</text:p>
        </text:list-item>
        <text:list-item>
          <text:p text:style-name="P2">Start playing when powered</text:p>
        </text:list-item>
        <text:list-item>
          <text:p text:style-name="P2">Play tracks randomly from all installed music</text:p>
        </text:list-item>
        <text:list-item>
          <text:p text:style-name="P2">Support at least .mp3 format</text:p>
        </text:list-item>
        <text:list-item>
          <text:p text:style-name="P2">Avoid driver distraction:</text:p>
          <text:list>
            <text:list-item>
              <text:p text:style-name="P2">No display</text:p>
            </text:list-item>
            <text:list-item>
              <text:p text:style-name="P2">No additional controls</text:p>
            </text:list-item>
          </text:list>
        </text:list-item>
        <text:list-item>
          <text:p text:style-name="P2">Survive in a hostile power environment with minimal chance of <text:span text:style-name="T1">data</text:span> corruption</text:p>
        </text:list-item>
        <text:list-item>
          <text:p text:style-name="P2">Easy to add/remove music and update any playlist/database</text:p>
        </text:list-item>
      </text:list>
      <text:p text:style-name="P1"/>
      <text:p text:style-name="P3">The solution I decided on was a Raspberry Pi Zero, a Pimoroni pHAT DAC, a large <text:span text:style-name="T2">capacity</text:span> uSD card, raspbian stretch lite, mpd, and mpc. All running with a read only filesystem.</text:p>
      <text:p text:style-name="P3"/>
      <text:p text:style-name="P3">Music installation is handled by running the pi zero as a <text:span text:style-name="T2">USB</text:span> mass storage gadg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3T16:14:25.948000000</meta:creation-date>
    <dc:date>2018-05-23T16:38:47.075000000</dc:date>
    <meta:editing-duration>PT3M50S</meta:editing-duration>
    <meta:editing-cycles>1</meta:editing-cycles>
    <meta:document-statistic meta:table-count="0" meta:image-count="0" meta:object-count="0" meta:page-count="1" meta:paragraph-count="16" meta:word-count="147" meta:character-count="794" meta:non-whitespace-character-count="675"/>
    <meta:generator>LibreOffice/5.2.7.2$Windows_X86_64 LibreOffice_project/2b7f1e640c46ceb28adf43ee075a6e8b8439ed10</meta:generator>
  </office:meta>
</office:document-meta>
</file>